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Courier 10 Pitch'" style:font-pitch="fixed" fo:font-size="26pt" style:font-size-asian="26pt" style:font-size-complex="26pt"/>
    </style:style>
    <style:style style:name="T6" style:family="text">
      <style:text-properties fo:font-family="'Interstate Mono'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ROS Tips and Tricks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/>ROS network assumptions</text:p>
              </text:list-item>
              <text:list-item>
                <text:p><text:s/>Common ROS environment variables</text:p>
              </text:list-item>
              <text:list-item>
                <text:p><text:s/>rosbash commands</text:p>
              </text:list-item>
              <text:list-item>
                <text:p><text:s/>Ros paths and overlays</text:p>
              </text:list-item>
              <text:list-item>
                <text:p><text:s/>topic_tools</text:p>
              </text:list-item>
              <text:list-item>
                <text:p><text:s/>rostes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OS Network Assumption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header>
                <text:p><text:a xlink:href="http://www.ros.org/wiki/ROS/NetworkSetup">http://www.ros.org/wiki/ROS/NetworkSetup</text:a></text:p>
              </text:list-header>
              <text:list-item>
                <text:p>There must be a master running</text:p>
              </text:list-item>
              <text:list-item>
                <text:p>All machines in network must see master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3">ROS_MASTER_URI=http://hostname:port</text:span></text:p>
                  </text:list-item>
                  <text:list-item>
                    <text:p>11311 is the default port. <text:s/>Use a different port if sharing a machine</text:p>
                  </text:list-item>
                </text:list>
              </text:list-item>
            </text:list>
            <text:list text:continue-numbering="true" text:style-name="L2">
              <text:list-item>
                <text:p>Any subscriber can find a publisher by hostname and communicate on all ports</text:p>
              </text:list-item>
            </text:list>
            <text:list text:continue-numbering="true" text:style-name="L2">
              <text:list-item>
                <text:list>
                  <text:list-item>
                    <text:p>If no control of DNS, you can use your hosts file</text:p>
                  </text:list-item>
                  <text:list-item>
                    <text:p>Alternatively, use <text:span text:style-name="T3">ROS_HOSTNAME</text:span> or <text:span text:style-name="T3">ROS_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mon Environment Variable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4"><text:a xlink:href="http://www.ros.org/wiki/ROS/EnvironmentVariables">http://www.ros.org/wiki/ROS/EnvironmentVariables</text:a></text:span></text:p>
              </text:list-header>
              <text:list-item>
                <text:p><text:span text:style-name="T3">ROS_ROOT</text:span> – path to your ROS installation</text:p>
              </text:list-item>
              <text:list-item>
                <text:p><text:span text:style-name="T3">ROS_PACKAGE_PATH</text:span> – path to packages</text:p>
              </text:list-item>
              <text:list-item>
                <text:p><text:span text:style-name="T3">ROS_MASTER_URI</text:span> – location of master</text:p>
              </text:list-item>
              <text:list-item>
                <text:p><text:span text:style-name="T3">PYTHONPATH</text:span> – must include: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5">$ROS_ROOT/core/roslib/sr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osbash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header>
                <text:p><text:a xlink:href="http://www.ros.org/wiki/rosbash">http://www.ros.org/wiki/rosbash</text:a></text:p>
              </text:list-header>
              <text:list-item>
                <text:p>Rosbash is a helper tool for bash</text:p>
              </text:list-item>
            </text:list>
            <text:list text:continue-numbering="true" text:style-name="L2">
              <text:list-item>
                <text:list>
                  <text:list-item>
                    <text:p>Defines useful aliases</text:p>
                  </text:list-item>
                  <text:list-item>
                    <text:p>Sets up tab-completion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3">roscd &lt;packagename&gt;[/path]</text:span></text:p>
              </text:list-item>
              <text:list-item>
                <text:p><text:span text:style-name="T3">rosed &lt;packageame&gt; &lt;filename&gt;</text:span></text:p>
              </text:list-item>
              <text:list-item>
                <text:p><text:span text:style-name="T6">NOTE: tab-completion may sometimes be slow due to network or disk acces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ospack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7"><text:a xlink:href="http://www.ros.org/wiki/rospack">http://www.ros.org/wiki/rospack</text:a></text:span></text:p>
              </text:list-header>
              <text:list-item>
                <text:p><text:span text:style-name="T7">rospack is the tool that finds packages according to your package path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<text:s/></text:span><text:span text:style-name="T4">Used internally by rosrun, roslaunch, rospy import, etc.</text:span></text:p>
                  </text:list-item>
                  <text:list-item>
                    <text:p><text:span text:style-name="T4">If something behaving strangely, verify: </text:span><text:span text:style-name="T4"><text:line-break/></text:span><text:span text:style-name="T5">rospack find &lt;packagename&gt;</text:span><text:span text:style-name="T5"><text:line-break/></text:span><text:span text:style-name="T4">behaves as expected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7">packages at front of path take priority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lay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ecause packages at front of path take priority, you can create an “overlay”</text:p>
              </text:list-item>
            </text:list>
            <text:list text:continue-numbering="true" text:style-name="L2">
              <text:list-item>
                <text:list>
                  <text:list-item>
                    <text:p>Start by sourcing existing setup.(ba)sh</text:p>
                  </text:list-item>
                  <text:list-item>
                    <text:p>export ROS_PACKAGE_PATH=/path/to/overlay:${ROS_PACKAGE_PATH}</text:p>
                  </text:list-item>
                  <text:list-item>
                    <text:p>Your overlay should include all packages that depend on your package (rospack dep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la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Overlays can be created with rosinstall:<text:line-break/><text:a xlink:href="http://www.ros.org/wiki/rosinstall">http://www.ros.org/wiki/rosinstall</text:a></text:p>
                <text:p><text:span text:style-name="T8"><text:line-break/></text:span><text:span text:style-name="T8">wget --no-check-certificate http://ros.org/rosinstall -O ~/rosinstall</text:span></text:p>
                <text:p><text:span text:style-name="T8">chmod 755 ~/rosinstal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opic tool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header>
                <text:p><text:a xlink:href="http://www.ros.org/wiki/topic_tools">http://www.ros.org/wiki/topic_tools</text:a></text:p>
              </text:list-header>
              <text:list-item>
                <text:p>Useful utilities for manipulating topics without knowing types</text:p>
              </text:list-item>
              <text:list-item>
                <text:p>Can be very useful for tying systems togeth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ostes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header>
                <text:p><text:a xlink:href="http://www.ros.org/wiki/rostest">http://www.ros.org/wiki/rostest</text:a></text:p>
              </text:list-header>
              <text:list-item>
                <text:p>Similar to launch file, but includes a &lt;test&gt; tag.</text:p>
              </text:list-item>
              <text:list-item>
                <text:p>Brings up all nodes, and then brings up each test node.</text:p>
              </text:list-item>
              <text:list-item>
                <text:p>Roslaunch ignores test tags, so can be used to add tests to an arbitrary launch file – good practice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text-autospace="none"/>
      <style:text-properties fo:font-family="'Nimbus Roman No9 L', 'Times New Roman'" style:font-family-generic="roman" style:font-pitch="variable" fo:font-size="12pt" fo:language="en" fo:country="US" style:language-asian="en" style:country-asian="US" style:font-family-complex="'Nimbus Roman No9 L', 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20H05M32S</meta:editing-duration>
    <meta:editing-cycles>130</meta:editing-cycles>
    <meta:generator>OpenOffice.org/3.1$Unix OpenOffice.org_project/310m19$Build-9420</meta:generator>
    <meta:initial-creator>Jeremy Leibs</meta:initial-creator>
    <dc:date>2010-05-24T14:08:22</dc:date>
    <dc:creator>Jeremy Leibs</dc:creator>
    <meta:document-statistic meta:object-count="90"/>
    <meta:template xlink:type="simple" xlink:actuate="onRequest" xlink:title="tutorialtemplate" xlink:href="../tutorialtemplate.otp" meta:date="2010-03-16T09:08:13"/>
  </office:meta>
</office:document-meta>
</file>